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style:text-position="0% 100%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2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oseph Blum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December 8, 1891</text:p>
      <text:p text:style-name="P4">Month<text:tab/><text:tab/><text:tab/><text:tab/><text:tab/><text:tab/>December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4</text:p>
      <text:p text:style-name="P4">Number of Sheets<text:tab/><text:tab/><text:tab/><text:tab/>2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JOSEPH BLUMENTHAL,/</text:p>
      <text:p text:style-name="P5">President<text:span text:style-name="T2">./</text:span></text:p>
      <text:p text:style-name="P5"><text:span text:style-name="T2">151 EAST 73D STREET./</text:span></text:p>
      <text:p text:style-name="P6"><text:span text:style-name="T2">Jewish Theological Seminary Association./</text:span></text:p>
      <text:p text:style-name="P7"><text:span text:style-name="T2">New York, Dec 8th 1891/</text:span></text:p>
      <text:p text:style-name="P5"><text:span text:style-name="T2">My dear Dr/</text:span></text:p>
      <text:p text:style-name="P5"><text:span text:style-name="T2"><text:tab/>I have delayed answering your last/ letter, that I might consult my fellow Trustees/ as to the two boys who are under your tuition &amp;/ supervision in Philadelphia--your suggestion/ meets with the unanimous approval of the/ Trustees who were present at our meeting last/ evening, but as you no doubt contemplate, they/ must regard themselves as students in Seminary,/ and know that the help they get comes from the/ Seminary--in other words that they belong to Seminary,/ but are for the present at least, to remain in/ your city, and under your charge &amp;c--I suppose/ $5--a month for each will do to begin with--/ please let me know as to that, and kindly give/ me their names, age, residence &amp;c--If this/ </text:span><text:soft-page-break/><text:span text:style-name="T2">is satisfactory I will send you check on the/ 1st of each month--Referring to your letter of/ some months back, wherein you stated that you/ had obtained the membership of the society "Bickur/ Cholim" of your city, they to pay $15--may I say/</text:span></text:p>
      <text:p text:style-name="P5"><text:span text:style-name="T2"/></text:p>
      <text:p text:style-name="P5"><text:span text:style-name="T2">[Page 2]</text:span></text:p>
      <text:p text:style-name="P5"><text:span text:style-name="T2">that every congregational member, including all in/ your city, have and are paying their contribution/ directly to the secy or Treasurer here--if you/ can get them to do the same, it would be/ preferable. <text:s/>I enclose you the notice to them/ as to delegate &amp;c--I have lately made another/ effort to get a pass for you between Phil &amp; this city--/ I am assured that while this cannot be had, that/ you will be notified by Phil office of the/ Penn RR, that whenever you wish to come/ here, you can get a pass here and back--have/ you heard anything as to it--please let me know--/ <text:s/>It seems our lecture course will fall through--/ I think it is a mistake, as it would give us/ some notice in the public eye, and interest/ the ministers &amp;c--At our meeting last night/ we resolved to have a joint meeting within a/ few weeks, of our Trustees and the Ministers of/ our Advisory Board, who have been lately/ perhaps too much ignored--we would very much/ like to have you attend such meeting--also if/ possible Dr Cohen--the securing of a suitable/ and permanent home we are all agreed on, is the/ great and immediate necessity--that will at/ once be undertaken--we thought to have/ the meeting on Monday evening Dec 21</text:span><text:span text:style-name="T3">st</text:span><text:span text:style-name="T4">--could/</text:span></text:p>
      <text:p text:style-name="P5"><text:span text:style-name="T4"/></text:p>
      <text:p text:style-name="P5"><text:span text:style-name="T4">[Page 3]</text:span></text:p>
      <text:p text:style-name="P5"><text:span text:style-name="T4">not you manage to come and [?] over night,/ and also Dr Cohen--will you consult with him/ as to it--or if any other time suits you better,/ we will try to arrange it, only that Sunday/ the Ministers have their Sunday Schools &amp;c,/ and possibly a funeral--If you could let me/ know at any time when you visit here, I will/ be at my office or meet you at Seminary--/ In relation to the Books that are coming from/ Italy, Dr D will look after same--/ I understand that Speaker does not attend any/ more lessons--he is however still teaching--/ according to our rules the Examination of Students/ for promotion &amp;c, shall take place the last/ week in December--what has been done as/ to it--we might combine that with the meeting/ if you could so arrange it--it is impossible/ as you know to do it properly at one session-/ <text:s/>we might have part of it on Sunday &amp; rest on/ Monday afternoon--it is only once a year/ &amp; most important, and if you could stay/</text:span></text:p>
      <text:p text:style-name="P5"><text:span text:style-name="T4"/></text:p>
      <text:p text:style-name="P5"><text:span text:style-name="T4">[Page 4]</text:span></text:p>
      <text:p text:style-name="P5"><text:span text:style-name="T4">here from Sunday noon, until Tuesday morning or/ late Monday night, much, very much, good/ could be accomplished--you can be guest of/ Dr Mendes or mine--please do not say you/ cannot--if it were in Chicago or at any/ great distance you would not think of/ getting back same day--it would give/ you an opportunity of thoroughly examining/ students not only but the methods of the/ Teachers, and be very useful in many/ ways./</text:span></text:p>
      <text:p text:style-name="P5"><text:span text:style-name="T4"><text:tab/>You see I have gone fully into/ many topics--please at your leisure, let/ me know as to each and all of them--/The great hurry we have always had to do the/ examining &amp;c in, should be avoided--At least/ once a year full and careful attention should be/ given to every phase and branch of the studies/ and to methods and results of teaching--/ Please think over this carefully--I hope you/ are enjoying good health &amp;c/ Truly Yours/ Joseph Blum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4:02:22.12</meta:creation-date>
    <dc:date>2011-12-07T14:21:44.06</dc:date>
    <dc:creator>Penn Libraries</dc:creator>
    <meta:editing-duration>PT00H04M1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5" meta:word-count="942" meta:character-count="5421"/>
  </office:meta>
</office:document-meta>
</file>